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bg" fo:country="BG" officeooo:rsid="001ec4e4" officeooo:paragraph-rsid="001ec4e4"/>
    </style:style>
    <style:style style:name="P2" style:family="paragraph" style:parent-style-name="Standard">
      <style:text-properties style:font-name="Times New Roman" fo:language="bg" fo:country="BG" officeooo:rsid="001fd451" officeooo:paragraph-rsid="001fd451"/>
    </style:style>
    <style:style style:name="P3" style:family="paragraph" style:parent-style-name="Standard">
      <style:paragraph-properties fo:margin-top="0.0402in" fo:margin-bottom="0.0402in" loext:contextual-spacing="false"/>
      <style:text-properties style:font-name="Times New Roman" fo:language="bg" fo:country="BG" officeooo:rsid="001ec4e4" officeooo:paragraph-rsid="001ec4e4"/>
    </style:style>
    <style:style style:name="P4" style:family="paragraph" style:parent-style-name="Standard" style:list-style-name="L1">
      <style:paragraph-properties fo:margin-top="0.0402in" fo:margin-bottom="0.0402in" loext:contextual-spacing="false"/>
      <style:text-properties style:font-name="Times New Roman" fo:language="bg" fo:country="BG" officeooo:rsid="001ec4e4" officeooo:paragraph-rsid="001ec4e4"/>
    </style:style>
    <style:style style:name="P5" style:family="paragraph" style:parent-style-name="Standard" style:list-style-name="L1">
      <style:paragraph-properties fo:margin-top="0.0402in" fo:margin-bottom="0.0402in" loext:contextual-spacing="false"/>
      <style:text-properties style:font-name="Times New Roman" fo:language="bg" fo:country="BG" officeooo:rsid="001ec4e4" officeooo:paragraph-rsid="002185ad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fd4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aaa69"/>
    </style:style>
    <style:style style:name="T4" style:family="text">
      <style:text-properties officeooo:rsid="002c1f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Сдружение с нестопанска цел "ТУКСКОН"</text:h>
      <text:h text:style-name="P7" text:outline-level="3">ДОГОВОР ЗА ДАРЕНИЕ</text:h>
      <text:p text:style-name="P3">Днес, <text:span text:style-name="T3">25</text:span> <text:span text:style-name="T3">май</text:span> 201<text:span text:style-name="T3">8</text:span>г, в гр. Пловдив се сключи настоящия договор за дарение между:</text:p>
      <text:p text:style-name="P3">.............................................................. , Булстат .............................. , с адрес ................................................., представлявано от ........................................................... </text:p>
      <text:p text:style-name="P3"><text:span text:style-name="T1">о</text:span>т една страна наричан по-долу за краткост Дарител и от друга страна</text:p>
      <text:p text:style-name="P3">Сдружение с нестопанска цел в обществена полза "ТУКСКОН", код по БУЛСТАТ 176898488, с адрес ул. Антим I №7, Пловдив, 4000 и вписано в регистъра за сдружения с нестопанска цел с решение на Пловдивски окръжен съд №236 от 15.07.2015г, представено от Леон Бенямин Анави, наричан по-долу Дарен. </text:p>
      <text:p text:style-name="P1"/>
      <text:p text:style-name="P1">1. Д<text:span text:style-name="T1">арителят</text:span> дарява на Д<text:span text:style-name="T1">арения</text:span> сумата от 500 (петстотин) лева, като дарените средствата са с целево предназначение за организиране и провеждане на двудневна конференция <text:span text:style-name="T1">TuxCon</text:span> 2018 в град Пловдив на 9-10 юни 2018г ка<text:span text:style-name="T1">то Дарения </text:span>следва: </text:p>
      <text:list xml:id="list391244452" text:style-name="L1">
        <text:list-item>
          <text:p text:style-name="P4">да предостави на Дарителя малка масичка със столове във фоайето пред конферентната зала по време на първия ден на TuxCon 2018 (9 юни 2018г)</text:p>
        </text:list-item>
        <text:list-item>
          <text:p text:style-name="P4">да постави банер на Дарителя (предоставен от него) на видно място на сцената по време на първия ден на TuxCon 2018 (9 юни 2018г)</text:p>
        </text:list-item>
        <text:list-item>
          <text:p text:style-name="P5">да постави банер на Дарителя (предоставен от него) във фоайето пред конферентната зала по време на първия ден на TuxCon 2018 (9 юни 2018г)</text:p>
        </text:list-item>
        <text:list-item>
          <text:p text:style-name="P4">да осигури възможност на Дарителя да разпространява свои рекламни материали по време на <text:span text:style-name="T1">с</text:span>ъбитието;</text:p>
        </text:list-item>
        <text:list-item>
          <text:p text:style-name="P4">да осигури възможност представител на Дарителя да информира заинтересуваните посетители за дейността на Дарителя;</text:p>
        </text:list-item>
        <text:list-item>
          <text:p text:style-name="P4">да отпечата логото на Дарителя на гърба на тениските на събитието (текстът и картинките на тениските ще са едноцветни);</text:p>
        </text:list-item>
        <text:list-item>
          <text:p text:style-name="P4">да постави логот<text:span text:style-name="T1">о</text:span> на Дарителя на уеб сайта и социалните канали на събитието;</text:p>
        </text:list-item>
        <text:list-item>
          <text:p text:style-name="P4">да публикува лого на Интернет страницата на <text:span text:style-name="T1">с</text:span>ъбитието, които да отразяват участието на Дарителя в същото.</text:p>
        </text:list-item>
      </text:list>
      <text:p text:style-name="P3">2. Средствата ще бъдат преведени на Д<text:span text:style-name="T1">арения</text:span> в следната разплащателна сметка:</text:p>
      <text:p text:style-name="P3">IBAN: BG56FINV91501216778758</text:p>
      <text:p text:style-name="P3">BI<text:span text:style-name="T4">C/SWIFT</text:span>: FINVBGSF</text:p>
      <text:p text:style-name="P3">Първа инвестиционна банка</text:p>
      <text:p text:style-name="P3">3. ДАРЕНИЯТ приема дарението с благодарност и се задължава да го изразходи според дарителската воля.</text:p>
      <text:p text:style-name="P1"><text:span text:style-name="T2">Настоящият договор се сключи в два еднообразни екземпляра – по един за всяка от страните.</text:span> </text:p>
      <text:p text:style-name="P1"/>
      <text:p text:style-name="P2">Дарител:<text:tab/><text:tab/><text:tab/><text:tab/><text:tab/><text:tab/><text:tab/><text:tab/>Дарен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Anvi</meta:initial-creator>
    <meta:creation-date>2016-07-05T09:09:34.569640163</meta:creation-date>
    <dc:date>2018-05-22T10:33:54.787492117</dc:date>
    <meta:editing-duration>PT15M54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1" meta:paragraph-count="22" meta:word-count="332" meta:character-count="2254" meta:non-whitespace-character-count="1940"/>
  </office:meta>
</office:document-meta>
</file>